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</office:automatic-styles>
  <office:body>
    <office:text text:use-soft-page-breaks="true">
      <text:p text:style-name="P1">EL ARTE DE LA PROTESTA<text:s/></text:p>
      <text:p text:style-name="Normal">Porque cada protesta, plantón o marcha crea arte que se expresa desde el uso de una “mascara”, montar una “Instalación”, hacer una “batucada”, hasta “malabarear”, sin olvidar las “pintas” y llegar a un “Body Paint”. Fugaz en ocasiones, pero ARTE nacido de los impulsos, pasión y creación de la acción soci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RER</meta:initial-creator>
    <dc:creator>FERRER</dc:creator>
    <meta:creation-date>2021-04-12T14:10:00Z</meta:creation-date>
    <dc:date>2021-04-12T14:13:00Z</dc:date>
    <meta:template xlink:href="Normal.dotm" xlink:type="simple"/>
    <meta:editing-cycles>1</meta:editing-cycles>
    <meta:editing-duration>PT180S</meta:editing-duration>
    <meta:document-statistic meta:page-count="1" meta:paragraph-count="1" meta:word-count="51" meta:character-count="332" meta:row-count="2" meta:non-whitespace-character-count="282"/>
  </office:meta>
</office:document-meta>
</file>